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1cm" svg:stroke-color="#000000" draw:marker-start-width="0.279cm" draw:marker-end-width="0.279cm" draw:textarea-horizontal-align="justify" draw:textarea-vertical-align="middle" draw:auto-grow-height="false" fo:min-height="0.97cm" fo:min-width="5.214cm" fo:padding-top="0.15cm" fo:padding-bottom="0.15cm" fo:padding-left="0.275cm" fo:padding-right="0.275cm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justify" draw:textarea-vertical-align="middle" draw:auto-grow-height="false" fo:min-height="9.275cm" fo:min-width="15.375cm"/>
    </style:style>
    <style:style style:name="gr3" style:family="graphic" style:parent-style-name="Object_20_with_20_no_20_fill_20_and_20_no_20_line">
      <style:graphic-properties draw:textarea-horizontal-align="justify" draw:textarea-vertical-align="middle" draw:auto-grow-height="false" fo:min-height="5.465cm" fo:min-width="22.677cm"/>
    </style:style>
    <style:style style:name="gr4" style:family="graphic" style:parent-style-name="standard">
      <style:graphic-properties draw:stroke="solid" draw:textarea-horizontal-align="justify" draw:textarea-vertical-align="middle" draw:auto-grow-height="false" fo:min-height="0.945cm" fo:min-width="4.243cm"/>
      <style:paragraph-properties style:writing-mode="lr-tb"/>
    </style:style>
    <style:style style:name="gr5" style:family="graphic" style:parent-style-name="standard">
      <style:graphic-properties draw:stroke="solid" draw:textarea-horizontal-align="justify" draw:textarea-vertical-align="middle" draw:auto-grow-height="false" fo:min-height="1.399cm" fo:min-width="1.6cm"/>
    </style:style>
    <style:style style:name="gr6" style:family="graphic" style:parent-style-name="objectwithoutfill">
      <style:graphic-properties draw:stroke="solid" draw:marker-end="Arrowheads_20_3" draw:marker-end-width="0.3cm" draw:fill="none" draw:textarea-vertical-align="middle"/>
    </style:style>
    <style:style style:name="gr7" style:family="graphic" style:parent-style-name="objectwithoutfill">
      <style:graphic-properties draw:stroke="solid" draw:marker-end="Arrowheads_20_4" draw:marker-end-width="0.3cm" draw:fill="none" draw:textarea-vertical-align="middle"/>
    </style:style>
    <style:style style:name="gr8" style:family="graphic" style:parent-style-name="standard">
      <style:graphic-properties draw:stroke="solid" draw:textarea-horizontal-align="justify" draw:textarea-vertical-align="middle" draw:auto-grow-height="false" fo:min-height="1.496cm" fo:min-width="1.882cm"/>
      <style:paragraph-properties style:writing-mode="lr-tb"/>
    </style:style>
    <style:style style:name="gr9" style:family="graphic" style:parent-style-name="standard">
      <style:graphic-properties draw:stroke="solid" draw:textarea-horizontal-align="justify" draw:textarea-vertical-align="middle" draw:auto-grow-height="false" fo:min-height="1.713cm" fo:min-width="3.311cm"/>
      <style:paragraph-properties style:writing-mode="lr-tb"/>
    </style:style>
    <style:style style:name="gr10" style:family="graphic" style:parent-style-name="standard">
      <style:graphic-properties draw:stroke="solid" draw:textarea-horizontal-align="justify" draw:textarea-vertical-align="middle" draw:auto-grow-height="false" fo:min-height="2.647cm" fo:min-width="2.079cm"/>
      <style:paragraph-properties style:writing-mode="lr-tb"/>
    </style:style>
    <style:style style:name="gr11" style:family="graphic" style:parent-style-name="objectwithoutfill">
      <style:graphic-properties draw:stroke="solid" draw:marker-end="Arrow" draw:marker-end-width="0.3cm" draw:fill="none" draw:textarea-vertical-align="middle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12.053cm" fo:min-width="24.821cm"/>
    </style:style>
    <style:style style:name="gr14" style:family="graphic" style:parent-style-name="standard">
      <style:graphic-properties draw:stroke="solid" draw:textarea-horizontal-align="justify" draw:textarea-vertical-align="middle" draw:auto-grow-height="false" fo:min-height="0.875cm" fo:min-width="0.374cm"/>
    </style:style>
    <style:style style:name="gr15" style:family="graphic" style:parent-style-name="standard">
      <style:graphic-properties draw:stroke="none" draw:textarea-horizontal-align="justify" draw:textarea-vertical-align="middle" draw:auto-grow-height="false" fo:min-height="1.183cm" fo:min-width="2.838cm"/>
      <style:paragraph-properties style:writing-mode="lr-tb"/>
    </style:style>
    <style:style style:name="gr16" style:family="graphic" style:parent-style-name="standard">
      <style:graphic-properties draw:stroke="none" draw:textarea-horizontal-align="justify" draw:textarea-vertical-align="middle" draw:auto-grow-height="false" fo:min-height="1.183cm" fo:min-width="3.579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24pt" fo:font-style="italic" fo:font-weight="bold" style:font-size-asian="18pt" style:font-size-complex="18pt"/>
    </style:style>
    <style:style style:name="T1" style:family="text">
      <style:text-properties fo:font-size="24pt" fo:font-style="italic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764cm" svg:height="1.27cm" svg:x="12.144cm" svg:y="1.523cm">
          <text:p text:style-name="P1">SPARQL Serv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5.875cm" svg:height="9.525cm" svg:x="5.339cm" svg:y="1.1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3.177cm" svg:height="5.715cm" svg:x="2.139cm" svg:y="3.9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743cm" svg:height="1.195cm" svg:x="12.934cm" svg:y="4.938cm">
          <text:p text:style-name="P1">HTTP Client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97cm" svg:height="2.331cm" svg:x="13.434cm" svg:y="17.16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6" draw:text-style-name="P3" draw:layer="layout" svg:x1="14.05cm" svg:y1="4.937cm" svg:x2="14.05cm" svg:y2="2.846cm">
          <text:p/>
        </draw:line>
        <draw:line draw:style-name="gr7" draw:text-style-name="P3" draw:layer="layout" svg:x1="16.003cm" svg:y1="2.846cm" svg:x2="16.003cm" svg:y2="4.937cm">
          <text:p/>
        </draw:line>
        <draw:custom-shape draw:style-name="gr8" draw:text-style-name="P2" xml:id="id2" draw:id="id2" draw:layer="layout" svg:width="4.763cm" svg:height="3.492cm" svg:x="7.562cm" svg:y="7.642cm">
          <text:p text:style-name="P2">Query</text:p>
          <text:p text:style-name="P2">Build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2" xml:id="id1" draw:id="id1" draw:layer="layout" svg:width="3.81cm" svg:height="2.223cm" svg:x="2.8cm" svg:y="8.277cm">
          <text:p text:style-name="P2">SPARQL</text:p>
          <text:p text:style-name="P2">Templates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" xml:id="id4" draw:id="id4" draw:layer="layout" svg:width="4.763cm" svg:height="3.492cm" svg:x="17.563cm" svg:y="7.721cm">
          <text:p text:style-name="P2">View</text:p>
          <text:p text:style-name="P2">Build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2" draw:layer="layout" svg:width="2.857cm" svg:height="3.175cm" svg:x="13.594cm" svg:y="12.483cm">
          <text:p text:style-name="P2">HTML</text:p>
          <text:p text:style-name="P2">Pa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xml:id="id3" draw:id="id3" draw:layer="layout" svg:width="3.81cm" svg:height="2.223cm" svg:x="23.384cm" svg:y="8.355cm">
          <text:p text:style-name="P2">HTML</text:p>
          <text:p text:style-name="P2">Templates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1" draw:text-style-name="P3" draw:layer="layout" svg:x1="6.61cm" svg:y1="9.389cm" svg:x2="7.562cm" svg:y2="9.388cm" draw:start-shape="id1" draw:start-glue-point="7" draw:end-shape="id2" draw:end-glue-point="5" svg:d="M6610 9389h477v-1h475" svg:viewBox="0 0 953 2">
          <text:p/>
        </draw:connector>
        <draw:connector draw:style-name="gr11" draw:text-style-name="P3" draw:layer="layout" svg:x1="23.384cm" svg:y1="9.467cm" svg:x2="22.326cm" svg:y2="9.467cm" draw:start-shape="id3" draw:start-glue-point="5" draw:end-shape="id4" draw:end-glue-point="7" svg:d="M23384 9467h-1058" svg:viewBox="0 0 1059 1">
          <text:p/>
        </draw:connector>
        <draw:line draw:style-name="gr11" draw:text-style-name="P3" draw:layer="layout" svg:x1="11.219cm" svg:y1="8.572cm" svg:x2="13.886cm" svg:y2="6.133cm">
          <text:p/>
        </draw:line>
        <draw:line draw:style-name="gr12" draw:text-style-name="P3" draw:layer="layout" svg:x1="13.758cm" svg:y1="12.594cm" svg:x2="11.086cm" svg:y2="10.266cm">
          <text:p/>
        </draw:line>
        <draw:line draw:style-name="gr12" draw:text-style-name="P3" draw:layer="layout" svg:x1="18.732cm" svg:y1="10.345cm" svg:x2="16.298cm" svg:y2="12.621cm">
          <text:p/>
        </draw:line>
        <draw:custom-shape draw:style-name="gr13" draw:text-style-name="P2" draw:layer="layout" svg:width="25.321cm" svg:height="12.303cm" svg:x="2.275cm" svg:y="3.91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.746cm" svg:height="1.403cm" svg:x="14.102cm" svg:y="15.68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4" draw:layer="layout" svg:width="3.492cm" svg:height="1.587cm" svg:x="2.674cm" svg:y="1.482cm">
          <text:p text:style-name="P4"><text:span text:style-name="T1">We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4" draw:layer="layout" svg:width="4.233cm" svg:height="1.587cm" svg:x="3.23cm" svg:y="13.864cm">
          <text:p text:style-name="P4"><text:span text:style-name="T1">Brow</text:span><text:span text:style-name="T1">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4" draw:layer="layout" svg:width="4.233cm" svg:height="1.587cm" svg:x="2.384cm" svg:y="17.33cm">
          <text:p text:style-name="P4"><text:span text:style-name="T1">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3" draw:layer="layout" svg:x1="16.246cm" svg:y1="6.111cm" svg:x2="18.839cm" svg:y2="8.59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dash" draw:stroke-dash="Long_20_Dot" svg:stroke-width="0.076cm" svg:stroke-color="#000000" draw:marker-start-width="0.305cm" draw:marker-start-center="false" draw:marker-end-width="0.305cm" draw:marker-end-center="false" draw:fill="solid" draw:fill-color="#729fcf" draw:opacity="0%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Long_20_Dash" draw:fill="none" draw:fill-gradient-name="Gradient_20_1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51cm" svg:stroke-color="#000000" draw:marker-start-width="0.178cm" draw:marker-end-width="0.178cm" draw:fill="none" draw:opacity="0%" draw:shadow-opacity="0%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width="0.051cm" svg:stroke-color="#000000" draw:marker-start-width="0.279cm" draw:marker-end-width="0.279cm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27T21:54:08.055048487</meta:creation-date>
    <dc:date>2021-08-02T13:03:27.052526293</dc:date>
    <meta:editing-duration>PT45M12S</meta:editing-duration>
    <meta:editing-cycles>11</meta:editing-cycles>
    <meta:generator>LibreOffice/7.1.4.2$Linux_X86_64 LibreOffice_project/10$Build-2</meta:generator>
    <meta:document-statistic meta:object-count="23"/>
  </office:meta>
</office:document-meta>
</file>